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f3a7" officeooo:paragraph-rsid="0000f3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*</text:p>
      <text:p text:style-name="P1"><text:s/>* To change this license header, choose License Headers in Project Properties.</text:p>
      <text:p text:style-name="P1"><text:s/>* To change this template file, choose Tools | Templates</text:p>
      <text:p text:style-name="P1"><text:s/>* and open the template in the editor.</text:p>
      <text:p text:style-name="P1"><text:s/>*/</text:p>
      <text:p text:style-name="P1">package drone;</text:p>
      <text:p text:style-name="P1"/>
      <text:p text:style-name="P1">/**</text:p>
      <text:p text:style-name="P1"><text:s/>*</text:p>
      <text:p text:style-name="P1"><text:s/>* @author matheusroberto</text:p>
      <text:p text:style-name="P1"><text:s/>*/</text:p>
      <text:p text:style-name="P1">public class droneClass {</text:p>
      <text:p text:style-name="P1"><text:s text:c="4"/>int n_de_helices;</text:p>
      <text:p text:style-name="P1"><text:s text:c="4"/>String marca;</text:p>
      <text:p text:style-name="P1"><text:s text:c="4"/>String modelo;</text:p>
      <text:p text:style-name="P1"><text:s text:c="4"/>String camera;</text:p>
      <text:p text:style-name="P1"><text:s text:c="4"/>int vel_vert;</text:p>
      <text:p text:style-name="P1"><text:s text:c="4"/>int vel_hor;</text:p>
      <text:p text:style-name="P1"><text:s text:c="4"/>int vel_vert_max;</text:p>
      <text:p text:style-name="P1"><text:s text:c="4"/>int vel_hor_max;</text:p>
      <text:p text:style-name="P1"><text:s text:c="4"/>int autonomia_bateria;</text:p>
      <text:p text:style-name="P1"><text:s text:c="4"/>int distancia_max;</text:p>
      <text:p text:style-name="P1"><text:s text:c="4"/>boolean estado_camera;</text:p>
      <text:p text:style-name="P1"><text:s text:c="12"/></text:p>
      <text:p text:style-name="P1"><text:s text:c="4"/>public droneClass(){};</text:p>
      <text:p text:style-name="P1"><text:s text:c="4"/></text:p>
      <text:p text:style-name="P1"><text:s text:c="4"/>public void aumentar_vel_vertical(){</text:p>
      <text:p text:style-name="P1"><text:s text:c="8"/>if(vel_vert&lt;vel_vert_max){</text:p>
      <text:p text:style-name="P1"><text:s text:c="12"/>vel_vert++;</text:p>
      <text:p text:style-name="P1"><text:s text:c="8"/>}</text:p>
      <text:p text:style-name="P1"><text:s text:c="4"/>}</text:p>
      <text:p text:style-name="P1"><text:s text:c="4"/></text:p>
      <text:p text:style-name="P1"><text:s text:c="4"/>public void diminuir_vel_vertical(){</text:p>
      <text:p text:style-name="P1"><text:s text:c="8"/>if(vel_vert&gt;0){</text:p>
      <text:p text:style-name="P1"><text:s text:c="12"/>vel_vert--;</text:p>
      <text:p text:style-name="P1"><text:s text:c="8"/>}</text:p>
      <text:p text:style-name="P1"><text:s text:c="4"/>}</text:p>
      <text:p text:style-name="P1"/>
      <text:p text:style-name="P1"><text:s text:c="4"/>public void aumentar_vel_horizontal(){</text:p>
      <text:p text:style-name="P1"><text:s text:c="8"/>if(vel_hor&lt;vel_hor_max){</text:p>
      <text:p text:style-name="P1"><text:s text:c="12"/>vel_hor++;</text:p>
      <text:p text:style-name="P1"><text:s text:c="8"/>}</text:p>
      <text:p text:style-name="P1"><text:s text:c="4"/>}</text:p>
      <text:p text:style-name="P1"/>
      <text:p text:style-name="P1"><text:s text:c="4"/>public void diminuir_vel_horizontal(){</text:p>
      <text:p text:style-name="P1"><text:s text:c="8"/>if(vel_hor&gt;0){</text:p>
      <text:p text:style-name="P1"><text:s text:c="12"/>vel_hor--;</text:p>
      <text:p text:style-name="P1"><text:s text:c="8"/>}</text:p>
      <text:p text:style-name="P1"><text:s text:c="4"/>} <text:s text:c="3"/></text:p>
      <text:p text:style-name="P1"><text:s text:c="4"/></text:p>
      <text:p text:style-name="P1"><text:s text:c="4"/>public boolean iniciar_interromper_gravacao(){</text:p>
      <text:p text:style-name="P1"><text:s text:c="8"/>estado_camera = !estado_camera;</text:p>
      <text:p text:style-name="P1"><text:soft-page-break/><text:s text:c="8"/>return estado_camera;</text:p>
      <text:p text:style-name="P1"><text:s text:c="4"/>}</text:p>
      <text:p text:style-name="P1"><text:s text:c="4"/></text:p>
      <text:p text:style-name="P1"><text:s text:c="4"/>public void diminuir_vel_max(){</text:p>
      <text:p text:style-name="P1"><text:s text:c="8"/>if(autonomia_bateria &lt; 5){</text:p>
      <text:p text:style-name="P1"><text:s text:c="12"/>vel_hor_max = vel_hor_max/2;</text:p>
      <text:p text:style-name="P1"><text:s text:c="12"/>vel_vert_max = vel_vert_max/2;</text:p>
      <text:p text:style-name="P1"><text:s text:c="8"/>}</text:p>
      <text:p text:style-name="P1"><text:s text:c="4"/>}</text:p>
      <text:p text:style-name="P1"><text:s text:c="8"/></text:p>
      <text:p text:style-name="P1"><text:s text:c="4"/>public void imprime_estados(){</text:p>
      <text:p text:style-name="P1"><text:s text:c="8"/>System.out.printf("Marca %s\n", marca);</text:p>
      <text:p text:style-name="P1"><text:s text:c="8"/>System.out.printf("Modelo %s\n", modelo); <text:s text:c="7"/></text:p>
      <text:p text:style-name="P1"><text:s text:c="8"/>System.out.printf("Número de hélices = %d\n", n_de_helices);</text:p>
      <text:p text:style-name="P1"><text:s text:c="8"/>System.out.printf("Câmera = %s\n", camera);</text:p>
      <text:p text:style-name="P1"><text:s text:c="8"/>System.out.printf("Vel.vertical.atual = %d m/s\n", vel_vert);</text:p>
      <text:p text:style-name="P1"><text:s text:c="8"/>System.out.printf("Vel.vertical.máx = %d m/s\n", vel_vert_max);</text:p>
      <text:p text:style-name="P1"><text:s text:c="8"/>System.out.printf("Vel.horizontal.atual = %d m/s\n", vel_hor); <text:s text:c="7"/></text:p>
      <text:p text:style-name="P1"><text:s text:c="8"/>System.out.printf("Vel.horizontal.máx = %d m/s\n", vel_hor_max);</text:p>
      <text:p text:style-name="P1"><text:s text:c="8"/>System.out.printf("Autonomia bateria = %d minutos\n", autonomia_bateria);</text:p>
      <text:p text:style-name="P1"><text:s text:c="8"/>System.out.printf("Distância máxima = %d metros\n", distancia_max);</text:p>
      <text:p text:style-name="P1"><text:s text:c="8"/>if(estado_camera == false){</text:p>
      <text:p text:style-name="P1"><text:s text:c="8"/>System.out.printf("Estado da camera = Desligada\n"); <text:s text:c="11"/></text:p>
      <text:p text:style-name="P1"><text:s text:c="8"/>}</text:p>
      <text:p text:style-name="P1"><text:s text:c="8"/>else{</text:p>
      <text:p text:style-name="P1"><text:s text:c="8"/>System.out.printf("Estado da camera = Ligada\n"); <text:s text:c="11"/></text:p>
      <text:p text:style-name="P1"><text:s text:c="8"/>}</text:p>
      <text:p text:style-name="P1"><text:s text:c="8"/>System.out.println("");</text:p>
      <text:p text:style-name="P1"><text:s text:c="4"/>}</text:p>
      <text:p text:style-name="P1"><text:s text:c="4"/></text:p>
      <text:p text:style-name="P1"><text:s text:c="4"/>public droneClass(String m, String model, int n_hel, String cam, int vel_vert, int vel_hor, int auton, int d){</text:p>
      <text:p text:style-name="P1"><text:s text:c="8"/>marca = m;</text:p>
      <text:p text:style-name="P1"><text:s text:c="8"/>modelo = model;</text:p>
      <text:p text:style-name="P1"><text:s text:c="8"/>n_de_helices = n_hel;</text:p>
      <text:p text:style-name="P1"><text:s text:c="8"/>camera = cam;</text:p>
      <text:p text:style-name="P1"><text:s text:c="8"/>vel_vert_max = vel_vert;</text:p>
      <text:p text:style-name="P1"><text:s text:c="8"/>vel_hor_max = vel_hor;</text:p>
      <text:p text:style-name="P1"><text:s text:c="8"/>autonomia_bateria = auton;</text:p>
      <text:p text:style-name="P1"><text:s text:c="8"/>distancia_max = d;</text:p>
      <text:p text:style-name="P1"><text:s text:c="4"/>}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0:54:18.979980776</meta:creation-date>
    <dc:date>2017-04-07T10:54:26.715528841</dc:date>
    <meta:editing-duration>PT8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90" meta:word-count="233" meta:character-count="2532" meta:non-whitespace-character-count="1813"/>
  </office:meta>
</office:document-meta>
</file>